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8.157cm"/>
    </style:style>
    <style:style style:name="co3" style:family="table-column">
      <style:table-column-properties fo:break-before="auto" style:column-width="5.47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6"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translation-jpn-kaz</text:p>
          </table:table-cell>
          <table:table-cell office:value-type="string" calcext:value-type="string">
            <text:p>translation-pt-team</text:p>
          </table:table-cell>
          <table:table-cell office:value-type="string" calcext:value-type="string">
            <text:p>comment-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an4.195:0.1</text:p>
          </table:table-cell>
          <table:table-cell office:value-type="string" calcext:value-type="string">
            <text:p>Aṅguttara Nikāya 4 </text:p>
          </table:table-cell>
          <table:table-cell office:value-type="string" calcext:value-type="string">
            <text:p>Nummerierte Lehrreden 4 </text:p>
          </table:table-cell>
          <table:table-cell office:value-type="string" calcext:value-type="string">
            <text:p>Numbered Discourses 4 </text:p>
          </table:table-cell>
          <table:table-cell table:number-columns-repeated="3" office:value-type="string" calcext:value-type="string">
            <text:p/>
          </table:table-cell>
          <table:table-cell office:value-type="string" calcext:value-type="string">
            <text:p>&lt;article id='an4.195'&gt;&lt;header&gt;&lt;ul&gt;&lt;li class='division'&gt;{}&lt;/li&gt;</text:p>
          </table:table-cell>
          <table:table-cell table:number-columns-repeated="2"/>
        </table:table-row>
        <table:table-row table:style-name="ro1">
          <table:table-cell office:value-type="string" calcext:value-type="string">
            <text:p>an4.195:0.2</text:p>
          </table:table-cell>
          <table:table-cell office:value-type="string" calcext:value-type="string">
            <text:p>20. Mahāvagga </text:p>
          </table:table-cell>
          <table:table-cell office:value-type="string" calcext:value-type="string">
            <text:p>20. Das große Kapitel </text:p>
          </table:table-cell>
          <table:table-cell office:value-type="string" calcext:value-type="string">
            <text:p>20. The Great Chapter </text:p>
          </table:table-cell>
          <table:table-cell table:number-columns-repeated="3"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an4.195:0.3</text:p>
          </table:table-cell>
          <table:table-cell office:value-type="string" calcext:value-type="string">
            <text:p>195. Vappasutta </text:p>
          </table:table-cell>
          <table:table-cell office:value-type="string" calcext:value-type="string">
            <text:p>195. Mit Vappa </text:p>
          </table:table-cell>
          <table:table-cell office:value-type="string" calcext:value-type="string">
            <text:p>195. With Vappa </text:p>
          </table:table-cell>
          <table:table-cell table:number-columns-repeated="3"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an4.195:1.1</text:p>
          </table:table-cell>
          <table:table-cell office:value-type="string" calcext:value-type="string">
            <text:p>Ekaṁ samayaṁ bhagavā sakkesu viharati kapilavatthusmiṁ nigrodhārāme. </text:p>
          </table:table-cell>
          <table:table-cell office:value-type="string" calcext:value-type="string">
            <text:p>Einmal hielt sich der Buddha im Land der Sakyer bei Kapilavatthu auf, im Banyanbaum-Kloster. </text:p>
          </table:table-cell>
          <table:table-cell office:value-type="string" calcext:value-type="string">
            <text:p>At one time the Buddha was staying in the land of the Sakyans, near Kapilavatthu in the Banyan Tree Monaster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4_1222, msdiv195, sc1</text:p>
          </table:table-cell>
          <table:table-cell/>
        </table:table-row>
        <table:table-row table:style-name="ro1">
          <table:table-cell office:value-type="string" calcext:value-type="string">
            <text:p>an4.195:1.2</text:p>
          </table:table-cell>
          <table:table-cell office:value-type="string" calcext:value-type="string">
            <text:p>Atha kho vappo sakko nigaṇṭhasāvako yenāyasmā mahāmoggallāno tenupasaṅkami; upasaṅkamitvā āyasmantaṁ mahāmoggallānaṁ abhivādetvā ekamantaṁ nisīdi. Ekamantaṁ nisinnaṁ kho vappaṁ sakkaṁ nigaṇṭhasāvakaṁ āyasmā mahāmoggallāno etadavoca: </text:p>
          </table:table-cell>
          <table:table-cell office:value-type="string" calcext:value-type="string">
            <text:p>Da ging der Sakyer Vappa, ein Schüler der Jainas, zum Ehrwürdigen Mahāmogallāna, verbeugte sich und setzte sich zur Seite hin. Mahāmogallāna sagte zu ihm: </text:p>
          </table:table-cell>
          <table:table-cell office:value-type="string" calcext:value-type="string">
            <text:p>Then Vappa of the Sakyans, a disciple of the Jains, went up to Venerable Mahāmoggallāna, bowed, and sat down to one side. Mahāmoggallāna said to him: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2.1</text:p>
          </table:table-cell>
          <table:table-cell office:value-type="string" calcext:value-type="string">
            <text:p>“Idhassa, vappa, kāyena saṁvuto vācāya saṁvuto manasā saṁvuto avijjāvirāgā vijjuppādā. </text:p>
          </table:table-cell>
          <table:table-cell office:value-type="string" calcext:value-type="string">
            <text:p>„Vappa, nehmen wir an, jemand hat seinen Körper, seine Sprache und seinen Geist gezügelt. Wenn Unwissenheit schwindet und Wissen entsteht, </text:p>
          </table:table-cell>
          <table:table-cell office:value-type="string" calcext:value-type="string">
            <text:p>“Vappa, take a person who is restrained in body, speech, and mind. When ignorance fades away and knowledge aris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9.380, cck21.275, ms15A4_1223, sc2, sya21.267</text:p>
          </table:table-cell>
          <table:table-cell/>
        </table:table-row>
        <table:table-row table:style-name="ro1">
          <table:table-cell office:value-type="string" calcext:value-type="string">
            <text:p>an4.195:2.2</text:p>
          </table:table-cell>
          <table:table-cell office:value-type="string" calcext:value-type="string">
            <text:p>Passasi no tvaṁ, vappa, taṁ ṭhānaṁ yatonidānaṁ purisaṁ dukkhavedaniyā āsavā assaveyyuṁ abhisamparāyan”ti? </text:p>
          </table:table-cell>
          <table:table-cell office:value-type="string" calcext:value-type="string">
            <text:p>siehst du dann irgendeinen Grund, aus dem Makel, die schmerzhafte Gefühle hervorrufen, diese Person im nächsten Leben besudeln würden?“ </text:p>
          </table:table-cell>
          <table:table-cell office:value-type="string" calcext:value-type="string">
            <text:p>do you see any reason why defilements giving rise to painful feelings would defile that person in the next life?” </text:p>
          </table:table-cell>
          <table:table-cell table:number-columns-repeated="2" office:value-type="string" calcext:value-type="string">
            <text:p/>
          </table:table-cell>
          <table:table-cell office:value-type="string" calcext:value-type="string">
            <text:p>Note that here asava must mean something that flows in and defiles, as per the Jain understanding of asava, from which the Buddhist idea, I believe, is derived. The Jains understood asava as tiny particles, or pollutants, which invaded and darkened the naturally pure sould, or jiva.</text:p>
          </table:table-cell>
          <table:table-cell office:value-type="string" calcext:value-type="string">
            <text:p>{}&lt;/p&gt;</text:p>
          </table:table-cell>
          <table:table-cell office:value-type="string" calcext:value-type="string">
            <text:p/>
          </table:table-cell>
          <table:table-cell office:value-type="string" calcext:value-type="string">
            <text:p>assaveyyuṁ → anvāssaveyyuṁ (mr)</text:p>
          </table:table-cell>
        </table:table-row>
        <table:table-row table:style-name="ro1">
          <table:table-cell office:value-type="string" calcext:value-type="string">
            <text:p>an4.195:2.3</text:p>
          </table:table-cell>
          <table:table-cell office:value-type="string" calcext:value-type="string">
            <text:p>“Passāmahaṁ, bhante, taṁ ṭhānaṁ. </text:p>
          </table:table-cell>
          <table:table-cell office:value-type="string" calcext:value-type="string">
            <text:p>„Herr, ich sehe einen solchen Fall. </text:p>
          </table:table-cell>
          <table:table-cell office:value-type="string" calcext:value-type="string">
            <text:p>“Sir, I do see such a case.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2.4</text:p>
          </table:table-cell>
          <table:table-cell office:value-type="string" calcext:value-type="string">
            <text:p>Idhassa, bhante, pubbe pāpakammaṁ kataṁ avipakkavipākaṁ. </text:p>
          </table:table-cell>
          <table:table-cell office:value-type="string" calcext:value-type="string">
            <text:p>Nehmen wir an, jemand hat im vorigen Leben Schlechtes getan. Doch das Ergebnis davon ist noch nicht reif. </text:p>
          </table:table-cell>
          <table:table-cell office:value-type="string" calcext:value-type="string">
            <text:p>Take a person who did bad deeds in a past life. But the result of that has not yet ripene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2.5</text:p>
          </table:table-cell>
          <table:table-cell office:value-type="string" calcext:value-type="string">
            <text:p>Tatonidānaṁ purisaṁ dukkhavedaniyā āsavā assaveyyuṁ abhisamparāyan”ti. </text:p>
          </table:table-cell>
          <table:table-cell office:value-type="string" calcext:value-type="string">
            <text:p>Aus diesem Grund würden Makel, die schmerzhafte Gefühle hervorrufen, diese Person im nächsten Leben besudeln.“ </text:p>
          </table:table-cell>
          <table:table-cell office:value-type="string" calcext:value-type="string">
            <text:p>For this reason defilements giving rise to painful feelings would defile that person in the next lif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2.6</text:p>
          </table:table-cell>
          <table:table-cell office:value-type="string" calcext:value-type="string">
            <text:p>Ayañceva kho pana āyasmato mahāmoggallānassa vappena sakkena nigaṇṭhasāvakena saddhiṁ antarākathā vippakatā hoti. </text:p>
          </table:table-cell>
          <table:table-cell office:value-type="string" calcext:value-type="string">
            <text:p>Doch die Unterhaltung zwischen Mahāmogallāna und Vappa wurde unterbrochen. </text:p>
          </table:table-cell>
          <table:table-cell office:value-type="string" calcext:value-type="string">
            <text:p>But this conversation between Mahāmoggallāna and Vappa was left unfinished.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3.1</text:p>
          </table:table-cell>
          <table:table-cell office:value-type="string" calcext:value-type="string">
            <text:p>Atha kho bhagavā sāyanhasamayaṁ paṭisallānā vuṭṭhito yena upaṭṭhānasālā tenupasaṅkami; upasaṅkamitvā paññatte āsane nisīdi. Nisajja kho bhagavā āyasmantaṁ mahāmoggallānaṁ etadavoca: </text:p>
          </table:table-cell>
          <table:table-cell office:value-type="string" calcext:value-type="string">
            <text:p>Der Buddha kam am späten Nachmittag aus seiner Klausur und ging zur Versammlungshalle. Er setzte sich auf den ausgebreiteten Sitz und sagte zu Mahāmoggallāna: </text:p>
          </table:table-cell>
          <table:table-cell office:value-type="string" calcext:value-type="string">
            <text:p>Then in the late afternoon, the Buddha came out of retreat and went to the assembly hall. He sat down on the seat spread out, and said to Mahāmoggallān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1.277, ms15A4_1224, pts-vp-pli2.197, sc3</text:p>
          </table:table-cell>
          <table:table-cell/>
        </table:table-row>
        <table:table-row table:style-name="ro1">
          <table:table-cell office:value-type="string" calcext:value-type="string">
            <text:p>an4.195:4.1</text:p>
          </table:table-cell>
          <table:table-cell office:value-type="string" calcext:value-type="string">
            <text:p>“Kāya nuttha, moggallāna, etarahi kathāya sannisinnā; kā ca pana vo antarākathā vippakatā”ti? </text:p>
          </table:table-cell>
          <table:table-cell office:value-type="string" calcext:value-type="string">
            <text:p>„Moggallāna, worüber habt ihr gerade gesprochen, als ihr hier beisammensaßt? Welches Gespräch habt ihr unterbrochen?“ </text:p>
          </table:table-cell>
          <table:table-cell office:value-type="string" calcext:value-type="string">
            <text:p>“Moggallāna, what were you sitting talking about just now? What conversation was unfinishe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518, csp2ed15.518, ms15A4_1225, ndp17.211, sc4, vri36.227</text:p>
          </table:table-cell>
          <table:table-cell/>
        </table:table-row>
        <table:table-row table:style-name="ro1">
          <table:table-cell office:value-type="string" calcext:value-type="string">
            <text:p>an4.195:4.2</text:p>
          </table:table-cell>
          <table:table-cell office:value-type="string" calcext:value-type="string">
            <text:p>“Idhāhaṁ, bhante, vappaṁ sakkaṁ nigaṇṭhasāvakaṁ etadavocaṁ: </text:p>
          </table:table-cell>
          <table:table-cell office:value-type="string" calcext:value-type="string">
            <text:p>Moggallāna wiederholte für den Buddha die Unterhaltung und schloss: </text:p>
          </table:table-cell>
          <table:table-cell office:value-type="string" calcext:value-type="string">
            <text:p>Moggallāna repeated the entire conversation to the Buddha, and concluded: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4.3</text:p>
          </table:table-cell>
          <table:table-cell office:value-type="string" calcext:value-type="string">
            <text:p>‘idhassa, vappa, kāyena saṁvuto vācāya saṁvuto manasā saṁvuto avijjāvirāgā vijjuppādā.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4.4</text:p>
          </table:table-cell>
          <table:table-cell office:value-type="string" calcext:value-type="string">
            <text:p>Passasi no tvaṁ, vappa, taṁ ṭhānaṁ yatonidānaṁ purisaṁ dukkhavedaniyā āsavā assaveyyuṁ abhisamparāyan’ti?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4.5</text:p>
          </table:table-cell>
          <table:table-cell office:value-type="string" calcext:value-type="string">
            <text:p>Evaṁ vutte, bhante, vappo sakko nigaṇṭhasāvako maṁ etadavoca: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4.6</text:p>
          </table:table-cell>
          <table:table-cell office:value-type="string" calcext:value-type="string">
            <text:p>‘passāmahaṁ, bhante, taṁ ṭhānaṁ.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4.7</text:p>
          </table:table-cell>
          <table:table-cell office:value-type="string" calcext:value-type="string">
            <text:p>Idhassa, bhante, pubbe pāpakammaṁ kataṁ avipakkavipākaṁ.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4.8</text:p>
          </table:table-cell>
          <table:table-cell office:value-type="string" calcext:value-type="string">
            <text:p>Tatonidānaṁ purisaṁ dukkhavedaniyā āsavā assaveyyuṁ abhisamparāyan’ti.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4.9</text:p>
          </table:table-cell>
          <table:table-cell office:value-type="string" calcext:value-type="string">
            <text:p>Ayaṁ kho no, bhante, vappena sakkena nigaṇṭhasāvakena saddhiṁ antarākathā vippakatā; atha bhagavā anuppatto”ti. </text:p>
          </table:table-cell>
          <table:table-cell office:value-type="string" calcext:value-type="string">
            <text:p>„Das war meine Unterhaltung mit Vappa, die unterbrochen wurde, als der Buddha ankam.“ </text:p>
          </table:table-cell>
          <table:table-cell office:value-type="string" calcext:value-type="string">
            <text:p>“This was my conversation with Vappa that was unfinished when the Buddha arrived.”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5.1</text:p>
          </table:table-cell>
          <table:table-cell office:value-type="string" calcext:value-type="string">
            <text:p>Atha kho bhagavā vappaṁ sakkaṁ nigaṇṭhasāvakaṁ etadavoca: </text:p>
          </table:table-cell>
          <table:table-cell office:value-type="string" calcext:value-type="string">
            <text:p>Da sagte der Buddha zu Vappa: </text:p>
          </table:table-cell>
          <table:table-cell office:value-type="string" calcext:value-type="string">
            <text:p>Then the Buddha said to Vapp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1.276, ms15A4_1226, sc5, sya21.268</text:p>
          </table:table-cell>
          <table:table-cell/>
        </table:table-row>
        <table:table-row table:style-name="ro1">
          <table:table-cell office:value-type="string" calcext:value-type="string">
            <text:p>an4.195:5.2</text:p>
          </table:table-cell>
          <table:table-cell office:value-type="string" calcext:value-type="string">
            <text:p>“sace me tvaṁ, vappa, anuññeyyañceva anujāneyyāsi, paṭikkositabbañca paṭikkoseyyāsi, yassa ca me bhāsitassa atthaṁ na jāneyyāsi mamevettha uttari paṭipuccheyyāsi: </text:p>
          </table:table-cell>
          <table:table-cell office:value-type="string" calcext:value-type="string">
            <text:p>„Vappa, wir können darüber diskutieren. Aber nur, wenn du den Dingen zustimmst, die Zustimmung verdienen, und die ablehnst, die Ablehnung verdienen, und wenn du mich, wenn du etwas nicht verstehst, nach der Bedeutung fragst: </text:p>
          </table:table-cell>
          <table:table-cell office:value-type="string" calcext:value-type="string">
            <text:p>“Vappa, we can discuss this. But only if you allow what should be allowed, and reject what should be rejected. And if you ask me the meaning of anything you don’t understand, saying: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5.3</text:p>
          </table:table-cell>
          <table:table-cell office:value-type="string" calcext:value-type="string">
            <text:p>‘idaṁ, bhante, kathaṁ, imassa ko attho’ti, siyā no ettha kathāsallāpo”ti. </text:p>
          </table:table-cell>
          <table:table-cell office:value-type="string" calcext:value-type="string">
            <text:p>‚Herr, warum ist es so? Was bedeutet das?‘“ </text:p>
          </table:table-cell>
          <table:table-cell office:value-type="string" calcext:value-type="string">
            <text:p>‘Sir, why is this? What’s the meaning of tha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5.4</text:p>
          </table:table-cell>
          <table:table-cell office:value-type="string" calcext:value-type="string">
            <text:p>“Anuññeyyañcevāhaṁ, bhante, bhagavato anujānissāmi, paṭikkositabbañca paṭikkosissāmi, yassa cāhaṁ bhagavato bhāsitassa atthaṁ na jānissāmi bhagavantaṁyevettha uttari paṭipucchissāmi: </text:p>
          </table:table-cell>
          <table:table-cell office:value-type="string" calcext:value-type="string">
            <text:p>„Herr, lass uns darüber diskutieren. Ich werde es so machen, wie du sagst.“ </text:p>
          </table:table-cell>
          <table:table-cell office:value-type="string" calcext:value-type="string">
            <text:p>“Sir, let us discuss this. I will do as you say.”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5.5</text:p>
          </table:table-cell>
          <table:table-cell office:value-type="string" calcext:value-type="string">
            <text:p>‘idaṁ, bhante, kathaṁ, imassa ko attho’ti?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5.6</text:p>
          </table:table-cell>
          <table:table-cell office:value-type="string" calcext:value-type="string">
            <text:p>Hotu no ettha kathāsallāpo”ti.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6.1</text:p>
          </table:table-cell>
          <table:table-cell office:value-type="string" calcext:value-type="string">
            <text:p>“Taṁ kiṁ maññasi, vappa, </text:p>
          </table:table-cell>
          <table:table-cell office:value-type="string" calcext:value-type="string">
            <text:p>„Was denkst du, Vappa? </text:p>
          </table:table-cell>
          <table:table-cell office:value-type="string" calcext:value-type="string">
            <text:p>“What do you think, Vapp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1.278, ms15A4_1227, pts-vp-pli2.198, sc6</text:p>
          </table:table-cell>
          <table:table-cell/>
        </table:table-row>
        <table:table-row table:style-name="ro1">
          <table:table-cell office:value-type="string" calcext:value-type="string">
            <text:p>an4.195:6.2</text:p>
          </table:table-cell>
          <table:table-cell office:value-type="string" calcext:value-type="string">
            <text:p>ye kāyasamārambhapaccayā uppajjanti āsavā vighātapariḷāhā, kāyasamārambhā paṭiviratassa evaṁsa te āsavā vighātapariḷāhā na honti. </text:p>
          </table:table-cell>
          <table:table-cell office:value-type="string" calcext:value-type="string">
            <text:p>Es gibt quälende, fiebrige Makel, die aufgrund einer körperlichen Handlung entstehen. In jemandem, der diese körperliche Handlung meidet, entstehen sie nicht. </text:p>
          </table:table-cell>
          <table:table-cell office:value-type="string" calcext:value-type="string">
            <text:p>There are distressing and feverish defilements that arise because of undertaking bodily activity. These don’t occur in someone who avoids such bodily activity.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6.3</text:p>
          </table:table-cell>
          <table:table-cell office:value-type="string" calcext:value-type="string">
            <text:p>So navañca kammaṁ na karoti, purāṇañca kammaṁ phussa phussa byantīkaroti, sandiṭṭhikā nijjarā akālikā ehipassikā opaneyyikā paccattaṁ veditabbā viññūhi. </text:p>
          </table:table-cell>
          <table:table-cell office:value-type="string" calcext:value-type="string">
            <text:p>Dieser Mensch verübt keine neuen Taten, und die alten Taten werden getilgt, indem er nach und nach ihr Ergebnis erfährt. Dieses Abtragen ist in diesem Leben sichtbar, unmittelbar wirksam, lädt zum Überprüfen ein, ist offensichtlich, sodass vernünftige Menschen es selbst erkennen können. </text:p>
          </table:table-cell>
          <table:table-cell office:value-type="string" calcext:value-type="string">
            <text:p>They don’t perform any new deeds, and old deeds are eliminated by experiencing their results little by little. This wearing away is visible in this very life, immediately effective, inviting inspection, relevant, so that sensible people can know it for themselve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iññūhi → viññūhīti (bj, pts1ed, mr)</text:p>
          </table:table-cell>
        </table:table-row>
        <table:table-row table:style-name="ro1">
          <table:table-cell office:value-type="string" calcext:value-type="string">
            <text:p>an4.195:6.4</text:p>
          </table:table-cell>
          <table:table-cell office:value-type="string" calcext:value-type="string">
            <text:p>Passasi no tvaṁ, vappa, taṁ ṭhānaṁ yatonidānaṁ purisaṁ dukkhavedaniyā āsavā assaveyyuṁ abhisamparāyan”ti? </text:p>
          </table:table-cell>
          <table:table-cell office:value-type="string" calcext:value-type="string">
            <text:p>Siehst du irgendeinen Grund, aus dem Makel, die schmerzhafte Gefühle hervorrufen, diese Person im nächsten Leben besudeln würden?“ </text:p>
          </table:table-cell>
          <table:table-cell office:value-type="string" calcext:value-type="string">
            <text:p>Do you see any reason why defilements giving rise to painful feelings would defile that person in the next life?”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6.5</text:p>
          </table:table-cell>
          <table:table-cell office:value-type="string" calcext:value-type="string">
            <text:p>“No hetaṁ, bhante”. </text:p>
          </table:table-cell>
          <table:table-cell office:value-type="string" calcext:value-type="string">
            <text:p>„Nein, Herr.“ </text:p>
          </table:table-cell>
          <table:table-cell office:value-type="string" calcext:value-type="string">
            <text:p>“No, sir.” </text:p>
          </table:table-cell>
          <table:table-cell table:number-columns-repeated="3"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an4.195:7.1</text:p>
          </table:table-cell>
          <table:table-cell office:value-type="string" calcext:value-type="string">
            <text:p>“Taṁ kiṁ maññasi, vappa, </text:p>
          </table:table-cell>
          <table:table-cell office:value-type="string" calcext:value-type="string">
            <text:p>„Was denkst du, Vappa? </text:p>
          </table:table-cell>
          <table:table-cell office:value-type="string" calcext:value-type="string">
            <text:p>“What do you think, Vapp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4_1228, ndp17.212, sc7, sya21.269</text:p>
          </table:table-cell>
          <table:table-cell/>
        </table:table-row>
        <table:table-row table:style-name="ro1">
          <table:table-cell office:value-type="string" calcext:value-type="string">
            <text:p>an4.195:7.2</text:p>
          </table:table-cell>
          <table:table-cell office:value-type="string" calcext:value-type="string">
            <text:p>ye vacīsamārambhapaccayā uppajjanti āsavā vighātapariḷāhā, vacīsamārambhā paṭiviratassa evaṁsa te āsavā vighātapariḷāhā na honti. </text:p>
          </table:table-cell>
          <table:table-cell office:value-type="string" calcext:value-type="string">
            <text:p>Es gibt quälende, fiebrige Makel, die aufgrund einer sprachlichen Handlung entstehen. In jemandem, der diese sprachliche Handlung meidet, entstehen sie nicht. </text:p>
          </table:table-cell>
          <table:table-cell office:value-type="string" calcext:value-type="string">
            <text:p>There are distressing and feverish defilements that arise because of undertaking verbal activity. These don’t occur in someone who avoids such verbal activity.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7.3</text:p>
          </table:table-cell>
          <table:table-cell office:value-type="string" calcext:value-type="string">
            <text:p>So navañca kammaṁ na karoti, purāṇañca kammaṁ phussa phussa byantīkaroti. </text:p>
          </table:table-cell>
          <table:table-cell office:value-type="string" calcext:value-type="string">
            <text:p>Dieser Mensch verübt keine neuen Taten, und die alten Taten werden getilgt, indem er nach und nach ihr Ergebnis erfährt. </text:p>
          </table:table-cell>
          <table:table-cell office:value-type="string" calcext:value-type="string">
            <text:p>They don’t perform any new deeds, and old deeds are eliminated by experiencing their results little by littl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7.4</text:p>
          </table:table-cell>
          <table:table-cell office:value-type="string" calcext:value-type="string">
            <text:p>Sandiṭṭhikā nijjarā akālikā ehipassikā opaneyyikā paccattaṁ veditabbā viññūhi. </text:p>
          </table:table-cell>
          <table:table-cell office:value-type="string" calcext:value-type="string">
            <text:p>Dieses Abtragen ist in diesem Leben sichtbar, unmittelbar wirksam, lädt zum Überprüfen ein, ist offensichtlich, sodass vernünftige Menschen es selbst erkennen können. </text:p>
          </table:table-cell>
          <table:table-cell office:value-type="string" calcext:value-type="string">
            <text:p>This wearing away is visible in this very life, immediately effective, inviting inspection, relevant, so that sensible people can know it for themselv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7.5</text:p>
          </table:table-cell>
          <table:table-cell office:value-type="string" calcext:value-type="string">
            <text:p>Passasi no tvaṁ, vappa, taṁ ṭhānaṁ yatonidānaṁ purisaṁ dukkhavedaniyā āsavā assaveyyuṁ abhisamparāyan”ti? </text:p>
          </table:table-cell>
          <table:table-cell office:value-type="string" calcext:value-type="string">
            <text:p>Siehst du irgendeinen Grund, aus dem Makel, die schmerzhafte Gefühle hervorrufen, diese Person im nächsten Leben besudeln würden?“ </text:p>
          </table:table-cell>
          <table:table-cell office:value-type="string" calcext:value-type="string">
            <text:p>Do you see any reason why defilements giving rise to painful feelings would defile that person in the next life?”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7.6</text:p>
          </table:table-cell>
          <table:table-cell office:value-type="string" calcext:value-type="string">
            <text:p>“No hetaṁ, bhante”. </text:p>
          </table:table-cell>
          <table:table-cell office:value-type="string" calcext:value-type="string">
            <text:p>„Nein, Herr.“ </text:p>
          </table:table-cell>
          <table:table-cell office:value-type="string" calcext:value-type="string">
            <text:p>“No, sir.” </text:p>
          </table:table-cell>
          <table:table-cell table:number-columns-repeated="3"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an4.195:8.1</text:p>
          </table:table-cell>
          <table:table-cell office:value-type="string" calcext:value-type="string">
            <text:p>“Taṁ kiṁ maññasi, vappa, </text:p>
          </table:table-cell>
          <table:table-cell office:value-type="string" calcext:value-type="string">
            <text:p>„Was denkst du, Vappa? </text:p>
          </table:table-cell>
          <table:table-cell office:value-type="string" calcext:value-type="string">
            <text:p>“What do you think, Vapp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9.382, cck21.277, csp1ed15.519, csp2ed15.519, ms15A4_1229, sc8, vri36.228</text:p>
          </table:table-cell>
          <table:table-cell/>
        </table:table-row>
        <table:table-row table:style-name="ro1">
          <table:table-cell office:value-type="string" calcext:value-type="string">
            <text:p>an4.195:8.2</text:p>
          </table:table-cell>
          <table:table-cell office:value-type="string" calcext:value-type="string">
            <text:p>ye manosamārambhapaccayā uppajjanti āsavā vighātapariḷāhā, manosamārambhā paṭiviratassa evaṁsa te āsavā vighātapariḷāhā na honti. </text:p>
          </table:table-cell>
          <table:table-cell office:value-type="string" calcext:value-type="string">
            <text:p>Es gibt quälende, fiebrige Makel, die aufgrund einer geistigen Handlung entstehen. In jemandem, der diese geistige Handlung meidet, entstehen sie nicht. </text:p>
          </table:table-cell>
          <table:table-cell office:value-type="string" calcext:value-type="string">
            <text:p>There are distressing and feverish defilements that arise because of undertaking mental activity. These don’t occur in someone who avoids such mental activity.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8.3</text:p>
          </table:table-cell>
          <table:table-cell office:value-type="string" calcext:value-type="string">
            <text:p>So navañca kammaṁ na karoti, purāṇañca kammaṁ phussa phussa byantīkaroti. </text:p>
          </table:table-cell>
          <table:table-cell office:value-type="string" calcext:value-type="string">
            <text:p>Dieser Mensch verübt keine neuen Taten, und die alten Taten werden getilgt, indem er nach und nach ihr Ergebnis erfährt. </text:p>
          </table:table-cell>
          <table:table-cell office:value-type="string" calcext:value-type="string">
            <text:p>They don’t perform any new deeds, and old deeds are eliminated by experiencing their results little by littl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8.4</text:p>
          </table:table-cell>
          <table:table-cell office:value-type="string" calcext:value-type="string">
            <text:p>Sandiṭṭhikā nijjarā akālikā ehipassikā opaneyyikā paccattaṁ veditabbā viññūhi. </text:p>
          </table:table-cell>
          <table:table-cell office:value-type="string" calcext:value-type="string">
            <text:p>Dieses Abtragen ist in diesem Leben sichtbar, unmittelbar wirksam, lädt zum Überprüfen ein, ist offensichtlich, sodass vernünftige Menschen es selbst erkennen können. </text:p>
          </table:table-cell>
          <table:table-cell office:value-type="string" calcext:value-type="string">
            <text:p>This wearing away is visible in this very life, immediately effective, inviting inspection, relevant, so that sensible people can know it for themselv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8.5</text:p>
          </table:table-cell>
          <table:table-cell office:value-type="string" calcext:value-type="string">
            <text:p>Passasi no tvaṁ, vappa, taṁ ṭhānaṁ yatonidānaṁ purisaṁ dukkhavedaniyā āsavā assaveyyuṁ abhisamparāyan”ti? </text:p>
          </table:table-cell>
          <table:table-cell office:value-type="string" calcext:value-type="string">
            <text:p>Siehst du irgendeinen Grund, aus dem Makel, die schmerzhafte Gefühle hervorrufen, diese Person im nächsten Leben besudeln würden?“ </text:p>
          </table:table-cell>
          <table:table-cell office:value-type="string" calcext:value-type="string">
            <text:p>Do you see any reason why defilements giving rise to painful feelings would defile that person in the next life?”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8.6</text:p>
          </table:table-cell>
          <table:table-cell office:value-type="string" calcext:value-type="string">
            <text:p>“No hetaṁ, bhante”. </text:p>
          </table:table-cell>
          <table:table-cell office:value-type="string" calcext:value-type="string">
            <text:p>„Nein, Herr.“ </text:p>
          </table:table-cell>
          <table:table-cell office:value-type="string" calcext:value-type="string">
            <text:p>“No, sir.” </text:p>
          </table:table-cell>
          <table:table-cell table:number-columns-repeated="3"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an4.195:9.1</text:p>
          </table:table-cell>
          <table:table-cell office:value-type="string" calcext:value-type="string">
            <text:p>“Taṁ kiṁ maññasi, vappa, </text:p>
          </table:table-cell>
          <table:table-cell office:value-type="string" calcext:value-type="string">
            <text:p>„Was denkst du, Vappa? </text:p>
          </table:table-cell>
          <table:table-cell office:value-type="string" calcext:value-type="string">
            <text:p>“What do you think, Vapp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1.279, ms15A4_1230, sc9</text:p>
          </table:table-cell>
          <table:table-cell/>
        </table:table-row>
        <table:table-row table:style-name="ro1">
          <table:table-cell office:value-type="string" calcext:value-type="string">
            <text:p>an4.195:9.2</text:p>
          </table:table-cell>
          <table:table-cell office:value-type="string" calcext:value-type="string">
            <text:p>ye avijjāpaccayā uppajjanti āsavā vighātapariḷāhā, avijjāvirāgā vijjuppādā evaṁsa te āsavā vighātapariḷāhā na honti. </text:p>
          </table:table-cell>
          <table:table-cell office:value-type="string" calcext:value-type="string">
            <text:p>Es gibt quälende, fiebrige Makel, die aufgrund von Unwissenheit entstehen. Sie entstehen nicht, wenn Unwissenheit schwindet und Wissen entsteht. </text:p>
          </table:table-cell>
          <table:table-cell office:value-type="string" calcext:value-type="string">
            <text:p>There are distressing and feverish defilements that arise because of ignorance. These don’t occur when ignorance fades away and knowledge aris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9.3</text:p>
          </table:table-cell>
          <table:table-cell office:value-type="string" calcext:value-type="string">
            <text:p>So navañca kammaṁ na karoti, purāṇañca kammaṁ phussa phussa byantīkaroti. </text:p>
          </table:table-cell>
          <table:table-cell office:value-type="string" calcext:value-type="string">
            <text:p>Ein Mensch verübt keine neuen Taten, und die alten Taten werden getilgt, indem er nach und nach ihr Ergebnis erfährt. </text:p>
          </table:table-cell>
          <table:table-cell office:value-type="string" calcext:value-type="string">
            <text:p>They don’t perform any new deeds, and old deeds are eliminated by experiencing their results little by littl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9.4</text:p>
          </table:table-cell>
          <table:table-cell office:value-type="string" calcext:value-type="string">
            <text:p>Sandiṭṭhikā nijjarā akālikā ehipassikā opaneyyikā paccattaṁ veditabbā viññūhi. </text:p>
          </table:table-cell>
          <table:table-cell office:value-type="string" calcext:value-type="string">
            <text:p>Dieses Abtragen ist in diesem Leben sichtbar, unmittelbar wirksam, lädt zum Überprüfen ein, ist offensichtlich, sodass vernünftige Menschen es selbst erkennen können. </text:p>
          </table:table-cell>
          <table:table-cell office:value-type="string" calcext:value-type="string">
            <text:p>This wearing away is visible in this very life, immediately effective, inviting inspection, relevant, so that sensible people can know it for themselv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9.5</text:p>
          </table:table-cell>
          <table:table-cell office:value-type="string" calcext:value-type="string">
            <text:p>Passasi no tvaṁ, vappa, taṁ ṭhānaṁ yatonidānaṁ purisaṁ dukkhavedaniyā āsavā assaveyyuṁ abhisamparāyan”ti? </text:p>
          </table:table-cell>
          <table:table-cell office:value-type="string" calcext:value-type="string">
            <text:p>Siehst du irgendeinen Grund, aus dem Makel, die schmerzhafte Gefühle hervorrufen, diese Person im nächsten Leben besudeln würden?“ </text:p>
          </table:table-cell>
          <table:table-cell office:value-type="string" calcext:value-type="string">
            <text:p>Do you see any reason why defilements giving rise to painful feelings would defile that person in the next life?”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9.6</text:p>
          </table:table-cell>
          <table:table-cell office:value-type="string" calcext:value-type="string">
            <text:p>“No hetaṁ, bhante”. </text:p>
          </table:table-cell>
          <table:table-cell office:value-type="string" calcext:value-type="string">
            <text:p>„Nein, Herr.“ </text:p>
          </table:table-cell>
          <table:table-cell office:value-type="string" calcext:value-type="string">
            <text:p>“No, sir.” </text:p>
          </table:table-cell>
          <table:table-cell table:number-columns-repeated="3"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an4.195:10.1</text:p>
          </table:table-cell>
          <table:table-cell office:value-type="string" calcext:value-type="string">
            <text:p>“Evaṁ sammā vimuttacittassa kho, vappa, bhikkhuno cha satatavihārā adhigatā honti. </text:p>
          </table:table-cell>
          <table:table-cell office:value-type="string" calcext:value-type="string">
            <text:p>„Ein Mönch, dessen Geist auf diese Art richtig befreit ist, hat sechs stetige Zustände erreicht: </text:p>
          </table:table-cell>
          <table:table-cell office:value-type="string" calcext:value-type="string">
            <text:p>“A mendicant whose mind is rightly freed like this has achieved six consistent respons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1.278, ms15A4_1231, sc10, sya21.270</text:p>
          </table:table-cell>
          <table:table-cell/>
        </table:table-row>
        <table:table-row table:style-name="ro1">
          <table:table-cell office:value-type="string" calcext:value-type="string">
            <text:p>an4.195:10.2</text:p>
          </table:table-cell>
          <table:table-cell office:value-type="string" calcext:value-type="string">
            <text:p>So cakkhunā rūpaṁ disvā neva sumano hoti na dummano; upekkhako viharati sato sampajāno. </text:p>
          </table:table-cell>
          <table:table-cell office:value-type="string" calcext:value-type="string">
            <text:p>Wenn er mit dem Auge ein Bild sieht, ist er weder froh noch traurig. Er bleibt gleichmütig, achtsam und gewahr. </text:p>
          </table:table-cell>
          <table:table-cell office:value-type="string" calcext:value-type="string">
            <text:p>Seeing a sight with the eye, they’re neither happy nor sad, but remain equanimous, mindful and awar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0.3</text:p>
          </table:table-cell>
          <table:table-cell office:value-type="string" calcext:value-type="string">
            <text:p>Sotena saddaṁ sutvā …pe… </text:p>
          </table:table-cell>
          <table:table-cell office:value-type="string" calcext:value-type="string">
            <text:p>Wenn er mit dem Ohr einen Ton hört … </text:p>
          </table:table-cell>
          <table:table-cell office:value-type="string" calcext:value-type="string">
            <text:p>Hearing a sound with the ears …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0.4</text:p>
          </table:table-cell>
          <table:table-cell office:value-type="string" calcext:value-type="string">
            <text:p>ghānena gandhaṁ ghāyitvā …pe… </text:p>
          </table:table-cell>
          <table:table-cell office:value-type="string" calcext:value-type="string">
            <text:p>Wenn er mit der Nase einen Duft riecht … </text:p>
          </table:table-cell>
          <table:table-cell office:value-type="string" calcext:value-type="string">
            <text:p>Smelling an odor with the nose …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0.5</text:p>
          </table:table-cell>
          <table:table-cell office:value-type="string" calcext:value-type="string">
            <text:p>jivhāya rasaṁ sāyitvā …pe… </text:p>
          </table:table-cell>
          <table:table-cell office:value-type="string" calcext:value-type="string">
            <text:p>Wenn er mit der Zunge einen Geschmack schmeckt … </text:p>
          </table:table-cell>
          <table:table-cell office:value-type="string" calcext:value-type="string">
            <text:p>Tasting a flavor with the tongue …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0.6</text:p>
          </table:table-cell>
          <table:table-cell office:value-type="string" calcext:value-type="string">
            <text:p>kāyena phoṭṭhabbaṁ phusitvā …pe… </text:p>
          </table:table-cell>
          <table:table-cell office:value-type="string" calcext:value-type="string">
            <text:p>Wenn er mit dem Körper eine Berührung empfindet … </text:p>
          </table:table-cell>
          <table:table-cell office:value-type="string" calcext:value-type="string">
            <text:p>Feeling a touch with the body …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0.7</text:p>
          </table:table-cell>
          <table:table-cell office:value-type="string" calcext:value-type="string">
            <text:p>manasā dhammaṁ viññāya neva sumano hoti na dummano; upekkhako viharati sato sampajāno. </text:p>
          </table:table-cell>
          <table:table-cell office:value-type="string" calcext:value-type="string">
            <text:p>Wenn er mit dem Geist einen Gedanken erkennt, ist er weder froh noch traurig. Er bleibt gleichmütig, achtsam und gewahr. </text:p>
          </table:table-cell>
          <table:table-cell office:value-type="string" calcext:value-type="string">
            <text:p>Knowing a thought with the mind, they’re neither happy nor sad, but remain equanimous, mindful and awar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0.8</text:p>
          </table:table-cell>
          <table:table-cell office:value-type="string" calcext:value-type="string">
            <text:p>So kāyapariyantikaṁ vedanaṁ vediyamāno ‘kāyapariyantikaṁ vedanaṁ vediyāmī’ti pajānāti; jīvitapariyantikaṁ vedanaṁ vediyamāno ‘jīvitapariyantikaṁ vedanaṁ vediyāmī’ti pajānāti; </text:p>
          </table:table-cell>
          <table:table-cell office:value-type="string" calcext:value-type="string">
            <text:p>Wenn er das Ende des Körpers nahen fühlt, weiß er: ‚Ich fühle das Ende des Körpers nahen.‘ Wenn er das Ende des Lebens nahen fühlt, weiß er: ‚Ich fühle das Ende des Lebens nahen.‘ </text:p>
          </table:table-cell>
          <table:table-cell office:value-type="string" calcext:value-type="string">
            <text:p>Feeling the end of the body approaching, they understand: ‘I feel the end of the body approaching.’ Feeling the end of life approaching, they understand: ‘I feel the end of life approaching.’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0.9</text:p>
          </table:table-cell>
          <table:table-cell office:value-type="string" calcext:value-type="string">
            <text:p>‘kāyassa bhedā uddhaṁ jīvitapariyādānā idheva sabbavedayitāni anabhinanditāni sītī bhavissantī’ti pajānāti. </text:p>
          </table:table-cell>
          <table:table-cell office:value-type="string" calcext:value-type="string">
            <text:p>Er versteht: ‚Wenn mein Körper auseinanderbricht und mein Leben zu Ende gegangen ist, wird alles Gefühlte, da es nicht länger genossen wird, hier auf der Stelle kühl werden.‘ </text:p>
          </table:table-cell>
          <table:table-cell office:value-type="string" calcext:value-type="string">
            <text:p>They understand: ‘When my body breaks up and my life has come to an end, everything that’s felt, being no longer relished, will become cool right here.’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11.1</text:p>
          </table:table-cell>
          <table:table-cell office:value-type="string" calcext:value-type="string">
            <text:p>Seyyathāpi, vappa, thūṇaṁ paṭicca chāyā paññāyati. </text:p>
          </table:table-cell>
          <table:table-cell office:value-type="string" calcext:value-type="string">
            <text:p>Wie wenn da von einem Opferpfahl ein Schatten geworfen würde </text:p>
          </table:table-cell>
          <table:table-cell office:value-type="string" calcext:value-type="string">
            <text:p>Suppose there was a shadow cast by a sacrificial post. </text:p>
          </table:table-cell>
          <table:table-cell table:number-columns-repeated="2" office:value-type="string" calcext:value-type="string">
            <text:p/>
          </table:table-cell>
          <table:table-cell office:value-type="string" calcext:value-type="string">
            <text:p>The thūṇa was a post to which animals were led for the sacrifice, something that gives it and its shadow a darker layer of meaning than just “stump”.</text:p>
          </table:table-cell>
          <table:table-cell office:value-type="string" calcext:value-type="string">
            <text:p>&lt;p&gt;{}</text:p>
          </table:table-cell>
          <table:table-cell office:value-type="string" calcext:value-type="string">
            <text:p>csp1ed15.520, csp2ed15.520, ms15A4_1232, ndp17.213, pts-vp-pli2.199, sc11, vri36.229</text:p>
          </table:table-cell>
          <table:table-cell/>
        </table:table-row>
        <table:table-row table:style-name="ro1">
          <table:table-cell office:value-type="string" calcext:value-type="string">
            <text:p>an4.195:11.2</text:p>
          </table:table-cell>
          <table:table-cell office:value-type="string" calcext:value-type="string">
            <text:p>Atha puriso āgaccheyya kuddālapiṭakaṁ ādāya. </text:p>
          </table:table-cell>
          <table:table-cell office:value-type="string" calcext:value-type="string">
            <text:p>und ein Mensch käme mit einem Spaten und einem Korb daher. </text:p>
          </table:table-cell>
          <table:table-cell office:value-type="string" calcext:value-type="string">
            <text:p>Then along comes a person with a spade and baske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3</text:p>
          </table:table-cell>
          <table:table-cell office:value-type="string" calcext:value-type="string">
            <text:p>So taṁ thūṇaṁ mūle chindeyya; </text:p>
          </table:table-cell>
          <table:table-cell office:value-type="string" calcext:value-type="string">
            <text:p>Er würde den Opferpfahl an seinem Sockel abschneiden, </text:p>
          </table:table-cell>
          <table:table-cell office:value-type="string" calcext:value-type="string">
            <text:p>They cut down the sacrificial post at its bas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4</text:p>
          </table:table-cell>
          <table:table-cell office:value-type="string" calcext:value-type="string">
            <text:p>mūle chinditvā palikhaṇeyya; </text:p>
          </table:table-cell>
          <table:table-cell office:value-type="string" calcext:value-type="string">
            <text:p>würde ihn ausgraben </text:p>
          </table:table-cell>
          <table:table-cell office:value-type="string" calcext:value-type="string">
            <text:p>dig it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5</text:p>
          </table:table-cell>
          <table:table-cell office:value-type="string" calcext:value-type="string">
            <text:p>palikhaṇitvā mūlāni uddhareyya, antamaso usīranāḷimattānipi. </text:p>
          </table:table-cell>
          <table:table-cell office:value-type="string" calcext:value-type="string">
            <text:p>und ihn mit den Wurzeln herausziehen bis hinab zu den Fasern und Stängeln. </text:p>
          </table:table-cell>
          <table:table-cell office:value-type="string" calcext:value-type="string">
            <text:p>and pull it out by its roots, right down to the fibers and stem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usīranāḷimattānipi → usīranāḷamattānipi (bj); usīranālimattānipi (pts1ed)</text:p>
          </table:table-cell>
        </table:table-row>
        <table:table-row table:style-name="ro1">
          <table:table-cell office:value-type="string" calcext:value-type="string">
            <text:p>an4.195:11.6</text:p>
          </table:table-cell>
          <table:table-cell office:value-type="string" calcext:value-type="string">
            <text:p>So taṁ thūṇaṁ khaṇḍākhaṇḍikaṁ chindeyya. </text:p>
          </table:table-cell>
          <table:table-cell office:value-type="string" calcext:value-type="string">
            <text:p>Dann würde er ihn entzweihauen, </text:p>
          </table:table-cell>
          <table:table-cell office:value-type="string" calcext:value-type="string">
            <text:p>Then they split it apa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7</text:p>
          </table:table-cell>
          <table:table-cell office:value-type="string" calcext:value-type="string">
            <text:p>Khaṇḍākhaṇḍikaṁ chetvā phāleyya. </text:p>
          </table:table-cell>
          <table:table-cell office:value-type="string" calcext:value-type="string">
            <text:p>in Stücke schneiden </text:p>
          </table:table-cell>
          <table:table-cell office:value-type="string" calcext:value-type="string">
            <text:p>cut up the part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8</text:p>
          </table:table-cell>
          <table:table-cell office:value-type="string" calcext:value-type="string">
            <text:p>Phāletvā sakalikaṁ sakalikaṁ kareyya. </text:p>
          </table:table-cell>
          <table:table-cell office:value-type="string" calcext:value-type="string">
            <text:p>und sie zu Spänen kleinhacken. </text:p>
          </table:table-cell>
          <table:table-cell office:value-type="string" calcext:value-type="string">
            <text:p>and chop them into splinter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9</text:p>
          </table:table-cell>
          <table:table-cell office:value-type="string" calcext:value-type="string">
            <text:p>Sakalikaṁ sakalikaṁ katvā vātātape visoseyya. </text:p>
          </table:table-cell>
          <table:table-cell office:value-type="string" calcext:value-type="string">
            <text:p>Er würde die Späne in Wind und Sonne trocknen, </text:p>
          </table:table-cell>
          <table:table-cell office:value-type="string" calcext:value-type="string">
            <text:p>Next they dry the splinters in the wind and sun,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10</text:p>
          </table:table-cell>
          <table:table-cell office:value-type="string" calcext:value-type="string">
            <text:p>Vātātape visosetvā agginā ḍaheyya. </text:p>
          </table:table-cell>
          <table:table-cell office:value-type="string" calcext:value-type="string">
            <text:p>sie im Feuer verbrennen, </text:p>
          </table:table-cell>
          <table:table-cell office:value-type="string" calcext:value-type="string">
            <text:p>burn them with fir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11</text:p>
          </table:table-cell>
          <table:table-cell office:value-type="string" calcext:value-type="string">
            <text:p>Agginā ḍahetvā masiṁ kareyya. </text:p>
          </table:table-cell>
          <table:table-cell office:value-type="string" calcext:value-type="string">
            <text:p>bis sie zu Asche würden. </text:p>
          </table:table-cell>
          <table:table-cell office:value-type="string" calcext:value-type="string">
            <text:p>and reduce them to ash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12</text:p>
          </table:table-cell>
          <table:table-cell office:value-type="string" calcext:value-type="string">
            <text:p>Masiṁ karitvā mahāvāte vā ophuṇeyya nadiyā vā sīghasotāya pavāheyya. </text:p>
          </table:table-cell>
          <table:table-cell office:value-type="string" calcext:value-type="string">
            <text:p>Dann würde er die Asche von einem heftigen Wind wegfegen oder von einer raschen Strömung fortschwemmen lassen. </text:p>
          </table:table-cell>
          <table:table-cell office:value-type="string" calcext:value-type="string">
            <text:p>Then they sweep away the ashes in a strong wind, or float them away down a swift stream.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1.13</text:p>
          </table:table-cell>
          <table:table-cell office:value-type="string" calcext:value-type="string">
            <text:p>Evaṁ hissa, vappa, yā thūṇaṁ paṭicca chāyā sā ucchinnamūlā tālāvatthukatā anabhāvaṅkatā āyatiṁ anuppādadhammā. </text:p>
          </table:table-cell>
          <table:table-cell office:value-type="string" calcext:value-type="string">
            <text:p>Und so wäre der Schatten, der von dem Opferpfahl geworfen wurde, an der Wurzel abgeschnitten, wäre wie der Stumpf einer Palme, wäre ausgelöscht und könnte in Zukunft nicht mehr erscheinen. </text:p>
          </table:table-cell>
          <table:table-cell office:value-type="string" calcext:value-type="string">
            <text:p>And so the shadow cast by the post is cut off at the root, made like a palm stump, obliterated, and unable to arise in the future.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12.1</text:p>
          </table:table-cell>
          <table:table-cell office:value-type="string" calcext:value-type="string">
            <text:p>Evamevaṁ kho, vappa, evaṁ sammā vimuttacittassa bhikkhuno cha satatavihārā adhigatā honti. </text:p>
          </table:table-cell>
          <table:table-cell office:value-type="string" calcext:value-type="string">
            <text:p>Ebenso hat ein Mönch, dessen Geist auf diese Art richtig befreit ist, sechs stetige Zustände erreicht: </text:p>
          </table:table-cell>
          <table:table-cell office:value-type="string" calcext:value-type="string">
            <text:p>In the same way, a mendicant whose mind is rightly freed like this has achieved six consistent respons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1.279, dr21.280, ms15A4_1233, sc12, sya21.271</text:p>
          </table:table-cell>
          <table:table-cell/>
        </table:table-row>
        <table:table-row table:style-name="ro1">
          <table:table-cell office:value-type="string" calcext:value-type="string">
            <text:p>an4.195:12.2</text:p>
          </table:table-cell>
          <table:table-cell office:value-type="string" calcext:value-type="string">
            <text:p>So cakkhunā rūpaṁ disvā neva sumano hoti na dummano; upekkhako viharati sato sampajāno. </text:p>
          </table:table-cell>
          <table:table-cell office:value-type="string" calcext:value-type="string">
            <text:p>Wenn er mit dem Auge ein Bild sieht, ist er weder froh noch traurig. Er bleibt gleichmütig, achtsam und gewahr. </text:p>
          </table:table-cell>
          <table:table-cell office:value-type="string" calcext:value-type="string">
            <text:p>Seeing a sight with the eye, they’re neither happy nor sad, but remain equanimous, mindful and awar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2.3</text:p>
          </table:table-cell>
          <table:table-cell office:value-type="string" calcext:value-type="string">
            <text:p>Sotena saddaṁ sutvā …pe… </text:p>
          </table:table-cell>
          <table:table-cell office:value-type="string" calcext:value-type="string">
            <text:p>Wenn er mit dem Ohr einen Ton hört … </text:p>
          </table:table-cell>
          <table:table-cell office:value-type="string" calcext:value-type="string">
            <text:p>Hearing a sound with the ears …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2.4</text:p>
          </table:table-cell>
          <table:table-cell office:value-type="string" calcext:value-type="string">
            <text:p>ghānena gandhaṁ ghāyitvā …pe… </text:p>
          </table:table-cell>
          <table:table-cell office:value-type="string" calcext:value-type="string">
            <text:p>Wenn er mit der Nase einen Duft riecht … </text:p>
          </table:table-cell>
          <table:table-cell office:value-type="string" calcext:value-type="string">
            <text:p>Smelling an odor with the nose …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2.5</text:p>
          </table:table-cell>
          <table:table-cell office:value-type="string" calcext:value-type="string">
            <text:p>jivhāya rasaṁ sāyitvā …pe… </text:p>
          </table:table-cell>
          <table:table-cell office:value-type="string" calcext:value-type="string">
            <text:p>Wenn er mit der Zunge einen Geschmack schmeckt … </text:p>
          </table:table-cell>
          <table:table-cell office:value-type="string" calcext:value-type="string">
            <text:p>Tasting a flavor with the tongue …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2.6</text:p>
          </table:table-cell>
          <table:table-cell office:value-type="string" calcext:value-type="string">
            <text:p>kāyena phoṭṭhabbaṁ phusitvā …pe… </text:p>
          </table:table-cell>
          <table:table-cell office:value-type="string" calcext:value-type="string">
            <text:p>Wenn er mit dem Körper eine Berührung empfindet … </text:p>
          </table:table-cell>
          <table:table-cell office:value-type="string" calcext:value-type="string">
            <text:p>Feeling a touch with the body …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2.7</text:p>
          </table:table-cell>
          <table:table-cell office:value-type="string" calcext:value-type="string">
            <text:p>manasā dhammaṁ viññāya neva sumano hoti na dummano; upekkhako viharati sato sampajāno. </text:p>
          </table:table-cell>
          <table:table-cell office:value-type="string" calcext:value-type="string">
            <text:p>Wenn er mit dem Geist einen Gedanken erkennt, ist er weder froh noch traurig. Er bleibt gleichmütig, achtsam und gewahr. </text:p>
          </table:table-cell>
          <table:table-cell office:value-type="string" calcext:value-type="string">
            <text:p>Knowing a thought with the mind, they’re neither happy nor sad, but remain equanimous, mindful and awar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2.8</text:p>
          </table:table-cell>
          <table:table-cell office:value-type="string" calcext:value-type="string">
            <text:p>So kāyapariyantikaṁ vedanaṁ vediyamāno ‘kāyapariyantikaṁ vedanaṁ vediyāmī’ti pajānāti; jīvitapariyantikaṁ vedanaṁ vediyamāno ‘jīvitapariyantikaṁ vedanaṁ vediyāmī’ti pajānāti; </text:p>
          </table:table-cell>
          <table:table-cell office:value-type="string" calcext:value-type="string">
            <text:p>Wenn er das Ende des Körpers nahen fühlt, weiß er: ‚Ich fühle das Ende des Körpers nahen.‘ Wenn er das Ende des Lebens nahen fühlt, weiß er: ‚Ich fühle das Ende des Lebens nahen.‘ </text:p>
          </table:table-cell>
          <table:table-cell office:value-type="string" calcext:value-type="string">
            <text:p>Feeling the end of the body approaching, they understand: ‘I feel the end of the body approaching.’ Feeling the end of life approaching, they understand: ‘I feel the end of life approaching.’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2.9</text:p>
          </table:table-cell>
          <table:table-cell office:value-type="string" calcext:value-type="string">
            <text:p>‘kāyassa bhedā uddhaṁ jīvitapariyādānā idheva sabbavedayitāni anabhinanditāni sītī bhavissantī’ti pajānāti”. </text:p>
          </table:table-cell>
          <table:table-cell office:value-type="string" calcext:value-type="string">
            <text:p>Er versteht: ‚Wenn mein Körper auseinanderbricht und mein Leben zu Ende gegangen ist, wird alles Gefühlte, da es nicht länger genossen wird, hier auf der Stelle kühl werden.‘“ </text:p>
          </table:table-cell>
          <table:table-cell office:value-type="string" calcext:value-type="string">
            <text:p>They understand: ‘When my body breaks up and my life has come to an end, everything that’s felt, being no longer relished, will become cool right here.’”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13.1</text:p>
          </table:table-cell>
          <table:table-cell office:value-type="string" calcext:value-type="string">
            <text:p>Evaṁ vutte, vappo sakko nigaṇṭhasāvako bhagavantaṁ etadavoca: </text:p>
          </table:table-cell>
          <table:table-cell office:value-type="string" calcext:value-type="string">
            <text:p>Daraufhin sagte der Sakyer Vappa, der Schüler der Jainas, zum Buddha: </text:p>
          </table:table-cell>
          <table:table-cell office:value-type="string" calcext:value-type="string">
            <text:p>When he said this, Vappa the Sakyan, the disciple of the Jains, said to the Buddha: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bj19.384, ms15A4_1234, pts-vp-pli2.200, sc13</text:p>
          </table:table-cell>
          <table:table-cell/>
        </table:table-row>
        <table:table-row table:style-name="ro1">
          <table:table-cell office:value-type="string" calcext:value-type="string">
            <text:p>an4.195:13.2</text:p>
          </table:table-cell>
          <table:table-cell office:value-type="string" calcext:value-type="string">
            <text:p>“seyyathāpi, bhante, puriso udayatthiko assapaṇiyaṁ poseyya. </text:p>
          </table:table-cell>
          <table:table-cell office:value-type="string" calcext:value-type="string">
            <text:p>„Herr, wie wenn da ein Mann um eines Gewinns willen Pferde als Ware züchten würde, </text:p>
          </table:table-cell>
          <table:table-cell office:value-type="string" calcext:value-type="string">
            <text:p>“Sir, suppose there was a man who raised commercial horses for profi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13.3</text:p>
          </table:table-cell>
          <table:table-cell office:value-type="string" calcext:value-type="string">
            <text:p>So udayañceva nādhigaccheyya, uttariñca kilamathassa vighātassa bhāgī assa. </text:p>
          </table:table-cell>
          <table:table-cell office:value-type="string" calcext:value-type="string">
            <text:p>doch er machte keinen Gewinn, sondern würde nur erschöpft und entmutigt. </text:p>
          </table:table-cell>
          <table:table-cell office:value-type="string" calcext:value-type="string">
            <text:p>But he never made any profit, and instead just got weary and frustrate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3.4</text:p>
          </table:table-cell>
          <table:table-cell office:value-type="string" calcext:value-type="string">
            <text:p>Evamevaṁ kho ahaṁ, bhante, udayatthiko bāle nigaṇṭhe payirupāsiṁ. </text:p>
          </table:table-cell>
          <table:table-cell office:value-type="string" calcext:value-type="string">
            <text:p>Ebenso habe ich diesen Toren von Jainas um eines Gewinns willen meine Ehrerbietung erwiesen. </text:p>
          </table:table-cell>
          <table:table-cell office:value-type="string" calcext:value-type="string">
            <text:p>In the same way, I paid homage to those Jain fools for profi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3.5</text:p>
          </table:table-cell>
          <table:table-cell office:value-type="string" calcext:value-type="string">
            <text:p>Svāhaṁ udayañceva nādhigacchiṁ, uttariñca kilamathassa vighātassa bhāgī ahosiṁ. </text:p>
          </table:table-cell>
          <table:table-cell office:value-type="string" calcext:value-type="string">
            <text:p>Doch ich machte keinen Gewinn, sondern wurde nur erschöpft und entmutigt. </text:p>
          </table:table-cell>
          <table:table-cell office:value-type="string" calcext:value-type="string">
            <text:p>But I never made any profit, and instead just got weary and frustrate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4.195:13.6</text:p>
          </table:table-cell>
          <table:table-cell office:value-type="string" calcext:value-type="string">
            <text:p>Esāhaṁ, bhante, ajjatagge yo me bālesu nigaṇṭhesu pasādo taṁ mahāvāte vā ophuṇāmi nadiyā vā sīghasotāya pavāhemi. </text:p>
          </table:table-cell>
          <table:table-cell office:value-type="string" calcext:value-type="string">
            <text:p>Von diesem Tag an fege ich jede Zuversicht, die ich gegenüber diesen Toren von Jainas gehegt habe, weg wie in einem heftigen Wind oder schwemme sie fort wie in einer raschen Strömung. </text:p>
          </table:table-cell>
          <table:table-cell office:value-type="string" calcext:value-type="string">
            <text:p>From this day forth, any confidence I had in those Jain fools I sweep away as in a strong wind, or float away as down a swift stream.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4.195:13.7</text:p>
          </table:table-cell>
          <table:table-cell office:value-type="string" calcext:value-type="string">
            <text:p>Abhikkantaṁ, bhante …pe… upāsakaṁ maṁ, bhante, bhagavā dhāretu ajjatagge pāṇupetaṁ saraṇaṁ gatan”ti. </text:p>
          </table:table-cell>
          <table:table-cell office:value-type="string" calcext:value-type="string">
            <text:p>Vortrefflich, Herr! … Von diesem Tag an soll der Buddha mich als Laienschüler kennen, der für sein ganzes Leben Zuflucht gesucht hat.“ </text:p>
          </table:table-cell>
          <table:table-cell office:value-type="string" calcext:value-type="string">
            <text:p>Excellent, sir! … From this day forth, may the Buddha remember me as a lay follower who has gone for refuge for life.” </text:p>
          </table:table-cell>
          <table:table-cell table:number-columns-repeated="3"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an4.195:13.8</text:p>
          </table:table-cell>
          <table:table-cell office:value-type="string" calcext:value-type="string">
            <text:p>Pañcamaṁ. </text:p>
          </table:table-cell>
          <table:table-cell table:number-columns-repeated="5" office:value-type="string" calcext:value-type="string">
            <text:p/>
          </table:table-cell>
          <table:table-cell office:value-type="string" calcext:value-type="string">
            <text:p>&lt;p class='endsection'&gt;{}&lt;/p&gt;&lt;/article&g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09:05:07.008122</meta:creation-date>
    <dc:date>2020-06-25T09:07:49.987912794</dc:date>
    <meta:generator>LibreOffice/6.4.2.2$Linux_X86_64 LibreOffice_project/40$Build-2</meta:generator>
    <meta:editing-cycles>2</meta:editing-cycles>
    <meta:editing-duration>PT1M35S</meta:editing-duration>
    <meta:document-statistic meta:table-count="1" meta:cell-count="741" meta:object-count="0"/>
  </office:meta>
</office:document-meta>
</file>